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83in"/>
    </style:style>
    <style:style style:name="co2" style:family="table-column">
      <style:table-column-properties fo:break-before="auto" style:column-width="1.7484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2.1311in"/>
    </style:style>
    <style:style style:name="co5" style:family="table-column">
      <style:table-column-properties fo:break-before="auto" style:column-width="1.4929in"/>
    </style:style>
    <style:style style:name="co6" style:family="table-column">
      <style:table-column-properties fo:break-before="auto" style:column-width="1.8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eature_ranking_SMOTE_rand8319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finalPos</text:p>
          </table:table-cell>
          <table:table-cell table:style-name="ce1" office:value-type="string" calcext:value-type="string">
            <text:p>features</text:p>
          </table:table-cell>
          <table:table-cell table:style-name="ce2" office:value-type="string" calcext:value-type="string">
            <text:p>MeanDecreaseAccuracy</text:p>
          </table:table-cell>
          <table:table-cell table:style-name="ce1" office:value-type="string" calcext:value-type="string">
            <text:p>meanDecreaseAccuracyPosition</text:p>
          </table:table-cell>
          <table:table-cell table:style-name="ce1" office:value-type="string" calcext:value-type="string">
            <text:p>MeanDecreaseGini</text:p>
          </table:table-cell>
          <table:table-cell table:style-name="ce1" office:value-type="string" calcext:value-type="string">
            <text:p>meanDecreaseGiniPosition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FA_D1</text:p>
          </table:table-cell>
          <table:table-cell office:value-type="float" office:value="0.0302199802439194" calcext:value-type="float">
            <text:p>0.0302199802439194</text:p>
          </table:table-cell>
          <table:table-cell office:value-type="float" office:value="2" calcext:value-type="float">
            <text:p>2</text:p>
          </table:table-cell>
          <table:table-cell office:value-type="float" office:value="24.521924333239" calcext:value-type="float">
            <text:p>24.5219243332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RT</text:p>
          </table:table-cell>
          <table:table-cell office:value-type="float" office:value="0.0282828425140394" calcext:value-type="float">
            <text:p>0.0282828425140394</text:p>
          </table:table-cell>
          <table:table-cell office:value-type="float" office:value="3" calcext:value-type="float">
            <text:p>3</text:p>
          </table:table-cell>
          <table:table-cell office:value-type="float" office:value="24.054862971609" calcext:value-type="float">
            <text:p>24.05486297160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neumonia</text:p>
          </table:table-cell>
          <table:table-cell office:value-type="float" office:value="0.03552681150244" calcext:value-type="float">
            <text:p>0.03552681150244</text:p>
          </table:table-cell>
          <table:table-cell office:value-type="float" office:value="1" calcext:value-type="float">
            <text:p>1</text:p>
          </table:table-cell>
          <table:table-cell office:value-type="float" office:value="19.2648550222536" calcext:value-type="float">
            <text:p>19.2648550222536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T_percent</text:p>
          </table:table-cell>
          <table:table-cell office:value-type="float" office:value="0.0270745602907956" calcext:value-type="float">
            <text:p>0.0270745602907956</text:p>
          </table:table-cell>
          <table:table-cell office:value-type="float" office:value="4" calcext:value-type="float">
            <text:p>4</text:p>
          </table:table-cell>
          <table:table-cell office:value-type="float" office:value="20.0290198675582" calcext:value-type="float">
            <text:p>20.029019867558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derlying_DM</text:p>
          </table:table-cell>
          <table:table-cell office:value-type="float" office:value="0.0258231662631723" calcext:value-type="float">
            <text:p>0.0258231662631723</text:p>
          </table:table-cell>
          <table:table-cell office:value-type="float" office:value="5" calcext:value-type="float">
            <text:p>5</text:p>
          </table:table-cell>
          <table:table-cell office:value-type="float" office:value="20.1783569162032" calcext:value-type="float">
            <text:p>20.178356916203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teremia</text:p>
          </table:table-cell>
          <table:table-cell office:value-type="float" office:value="0.0190812621598009" calcext:value-type="float">
            <text:p>0.0190812621598009</text:p>
          </table:table-cell>
          <table:table-cell office:value-type="float" office:value="8" calcext:value-type="float">
            <text:p>8</text:p>
          </table:table-cell>
          <table:table-cell office:value-type="float" office:value="20.8364764617133" calcext:value-type="float">
            <text:p>20.836476461713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N</text:p>
          </table:table-cell>
          <table:table-cell office:value-type="float" office:value="0.0250439668285038" calcext:value-type="float">
            <text:p>0.0250439668285038</text:p>
          </table:table-cell>
          <table:table-cell office:value-type="float" office:value="6" calcext:value-type="float">
            <text:p>6</text:p>
          </table:table-cell>
          <table:table-cell office:value-type="float" office:value="17.2068972191179" calcext:value-type="float">
            <text:p>17.2068972191179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asoactiveagent</text:p>
          </table:table-cell>
          <table:table-cell office:value-type="float" office:value="0.0224591167668687" calcext:value-type="float">
            <text:p>0.0224591167668687</text:p>
          </table:table-cell>
          <table:table-cell office:value-type="float" office:value="7" calcext:value-type="float">
            <text:p>7</text:p>
          </table:table-cell>
          <table:table-cell office:value-type="float" office:value="16.6643322726253" calcext:value-type="float">
            <text:p>16.664332272625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ACH_II</text:p>
          </table:table-cell>
          <table:table-cell office:value-type="float" office:value="0.0163605812607148" calcext:value-type="float">
            <text:p>0.0163605812607148</text:p>
          </table:table-cell>
          <table:table-cell office:value-type="float" office:value="9" calcext:value-type="float">
            <text:p>9</text:p>
          </table:table-cell>
          <table:table-cell office:value-type="float" office:value="13.2788673211518" calcext:value-type="float">
            <text:p>13.2788673211518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KI</text:p>
          </table:table-cell>
          <table:table-cell office:value-type="float" office:value="0.0140840502139903" calcext:value-type="float">
            <text:p>0.0140840502139903</text:p>
          </table:table-cell>
          <table:table-cell office:value-type="float" office:value="10" calcext:value-type="float">
            <text:p>10</text:p>
          </table:table-cell>
          <table:table-cell office:value-type="float" office:value="6.92876855861341" calcext:value-type="float">
            <text:p>6.92876855861341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utropenia</text:p>
          </table:table-cell>
          <table:table-cell office:value-type="float" office:value="0.0133443099900578" calcext:value-type="float">
            <text:p>0.0133443099900578</text:p>
          </table:table-cell>
          <table:table-cell office:value-type="float" office:value="12" calcext:value-type="float">
            <text:p>12</text:p>
          </table:table-cell>
          <table:table-cell office:value-type="float" office:value="12.0355480262034" calcext:value-type="float">
            <text:p>12.035548026203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PS_II</text:p>
          </table:table-cell>
          <table:table-cell office:value-type="float" office:value="0.0133340468646644" calcext:value-type="float">
            <text:p>0.0133340468646644</text:p>
          </table:table-cell>
          <table:table-cell office:value-type="float" office:value="13" calcext:value-type="float">
            <text:p>13</text:p>
          </table:table-cell>
          <table:table-cell office:value-type="float" office:value="8.32838969116209" calcext:value-type="float">
            <text:p>8.32838969116209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hrombocytopenia</text:p>
          </table:table-cell>
          <table:table-cell office:value-type="float" office:value="0.01357897098425" calcext:value-type="float">
            <text:p>0.01357897098425</text:p>
          </table:table-cell>
          <table:table-cell office:value-type="float" office:value="11" calcext:value-type="float">
            <text:p>11</text:p>
          </table:table-cell>
          <table:table-cell office:value-type="float" office:value="4.79775576779673" calcext:value-type="float">
            <text:p>4.79775576779673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spital_LOS</text:p>
          </table:table-cell>
          <table:table-cell office:value-type="float" office:value="0.0086791950326042" calcext:value-type="float">
            <text:p>0.0086791950326042</text:p>
          </table:table-cell>
          <table:table-cell office:value-type="float" office:value="14" calcext:value-type="float">
            <text:p>14</text:p>
          </table:table-cell>
          <table:table-cell office:value-type="float" office:value="5.41386332945554" calcext:value-type="float">
            <text:p>5.41386332945554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U_mortal30</text:p>
          </table:table-cell>
          <table:table-cell office:value-type="float" office:value="0.00821124410767203" calcext:value-type="float">
            <text:p>0.00821124410767203</text:p>
          </table:table-cell>
          <table:table-cell office:value-type="float" office:value="16" calcext:value-type="float">
            <text:p>16</text:p>
          </table:table-cell>
          <table:table-cell office:value-type="float" office:value="4.94867069060005" calcext:value-type="float">
            <text:p>4.9486706906000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ev_ccrt</text:p>
          </table:table-cell>
          <table:table-cell office:value-type="float" office:value="0.00730233198589166" calcext:value-type="float">
            <text:p>0.00730233198589166</text:p>
          </table:table-cell>
          <table:table-cell office:value-type="float" office:value="21" calcext:value-type="float">
            <text:p>21</text:p>
          </table:table-cell>
          <table:table-cell office:value-type="float" office:value="6.12094967855692" calcext:value-type="float">
            <text:p>6.12094967855692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P</text:p>
          </table:table-cell>
          <table:table-cell office:value-type="float" office:value="0.0075734002389173" calcext:value-type="float">
            <text:p>0.0075734002389173</text:p>
          </table:table-cell>
          <table:table-cell office:value-type="float" office:value="19" calcext:value-type="float">
            <text:p>19</text:p>
          </table:table-cell>
          <table:table-cell office:value-type="float" office:value="3.91711117365513" calcext:value-type="float">
            <text:p>3.91711117365513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FNC</text:p>
          </table:table-cell>
          <table:table-cell office:value-type="float" office:value="0.00775839681218889" calcext:value-type="float">
            <text:p>0.00775839681218889</text:p>
          </table:table-cell>
          <table:table-cell office:value-type="float" office:value="17" calcext:value-type="float">
            <text:p>17</text:p>
          </table:table-cell>
          <table:table-cell office:value-type="float" office:value="3.73347968153572" calcext:value-type="float">
            <text:p>3.73347968153572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spfailure</text:p>
          </table:table-cell>
          <table:table-cell office:value-type="float" office:value="0.00563616792884929" calcext:value-type="float">
            <text:p>0.00563616792884929</text:p>
          </table:table-cell>
          <table:table-cell office:value-type="float" office:value="28" calcext:value-type="float">
            <text:p>28</text:p>
          </table:table-cell>
          <table:table-cell office:value-type="float" office:value="5.70677861794866" calcext:value-type="float">
            <text:p>5.70677861794866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mefromdx</text:p>
          </table:table-cell>
          <table:table-cell office:value-type="float" office:value="0.00764679010050199" calcext:value-type="float">
            <text:p>0.00764679010050199</text:p>
          </table:table-cell>
          <table:table-cell office:value-type="float" office:value="18" calcext:value-type="float">
            <text:p>18</text:p>
          </table:table-cell>
          <table:table-cell office:value-type="float" office:value="3.71273170521636" calcext:value-type="float">
            <text:p>3.71273170521636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ocalcitonin</text:p>
          </table:table-cell>
          <table:table-cell office:value-type="float" office:value="0.00701527932601677" calcext:value-type="float">
            <text:p>0.00701527932601677</text:p>
          </table:table-cell>
          <table:table-cell office:value-type="float" office:value="23" calcext:value-type="float">
            <text:p>23</text:p>
          </table:table-cell>
          <table:table-cell office:value-type="float" office:value="3.98562482533138" calcext:value-type="float">
            <text:p>3.98562482533138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TxinICU</text:p>
          </table:table-cell>
          <table:table-cell office:value-type="float" office:value="0.00581608060299806" calcext:value-type="float">
            <text:p>0.00581608060299806</text:p>
          </table:table-cell>
          <table:table-cell office:value-type="float" office:value="27" calcext:value-type="float">
            <text:p>27</text:p>
          </table:table-cell>
          <table:table-cell office:value-type="float" office:value="4.08427939582607" calcext:value-type="float">
            <text:p>4.08427939582607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ath_Cause</text:p>
          </table:table-cell>
          <table:table-cell office:value-type="float" office:value="0.00841598646932593" calcext:value-type="float">
            <text:p>0.00841598646932593</text:p>
          </table:table-cell>
          <table:table-cell office:value-type="float" office:value="15" calcext:value-type="float">
            <text:p>15</text:p>
          </table:table-cell>
          <table:table-cell office:value-type="float" office:value="2.82490907666137" calcext:value-type="float">
            <text:p>2.82490907666137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statntmets</text:p>
          </table:table-cell>
          <table:table-cell office:value-type="float" office:value="0.0074165814150001" calcext:value-type="float">
            <text:p>0.0074165814150001</text:p>
          </table:table-cell>
          <table:table-cell office:value-type="float" office:value="20" calcext:value-type="float">
            <text:p>20</text:p>
          </table:table-cell>
          <table:table-cell office:value-type="float" office:value="3.42331512363623" calcext:value-type="float">
            <text:p>3.42331512363623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ev_ctx</text:p>
          </table:table-cell>
          <table:table-cell office:value-type="float" office:value="0.00535672827193147" calcext:value-type="float">
            <text:p>0.00535672827193147</text:p>
          </table:table-cell>
          <table:table-cell office:value-type="float" office:value="30" calcext:value-type="float">
            <text:p>30</text:p>
          </table:table-cell>
          <table:table-cell office:value-type="float" office:value="4.62489101845781" calcext:value-type="float">
            <text:p>4.62489101845781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CUCPR</text:p>
          </table:table-cell>
          <table:table-cell office:value-type="float" office:value="0.0067370233529472" calcext:value-type="float">
            <text:p>0.0067370233529472</text:p>
          </table:table-cell>
          <table:table-cell office:value-type="float" office:value="24" calcext:value-type="float">
            <text:p>24</text:p>
          </table:table-cell>
          <table:table-cell office:value-type="float" office:value="3.62289284364993" calcext:value-type="float">
            <text:p>3.62289284364993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CU_cause_intensivist</text:p>
          </table:table-cell>
          <table:table-cell office:value-type="float" office:value="0.0072811968030742" calcext:value-type="float">
            <text:p>0.0072811968030742</text:p>
          </table:table-cell>
          <table:table-cell office:value-type="float" office:value="22" calcext:value-type="float">
            <text:p>22</text:p>
          </table:table-cell>
          <table:table-cell office:value-type="float" office:value="3.15423719072364" calcext:value-type="float">
            <text:p>3.15423719072364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IPAP</text:p>
          </table:table-cell>
          <table:table-cell office:value-type="float" office:value="0.00418972179837297" calcext:value-type="float">
            <text:p>0.00418972179837297</text:p>
          </table:table-cell>
          <table:table-cell office:value-type="float" office:value="35" calcext:value-type="float">
            <text:p>35</text:p>
          </table:table-cell>
          <table:table-cell office:value-type="float" office:value="4.71491367459456" calcext:value-type="float">
            <text:p>4.71491367459456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use_Ca_problem</text:p>
          </table:table-cell>
          <table:table-cell office:value-type="float" office:value="0.00660908584603166" calcext:value-type="float">
            <text:p>0.00660908584603166</text:p>
          </table:table-cell>
          <table:table-cell office:value-type="float" office:value="26" calcext:value-type="float">
            <text:p>26</text:p>
          </table:table-cell>
          <table:table-cell office:value-type="float" office:value="3.02969376194287" calcext:value-type="float">
            <text:p>3.02969376194287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TT</text:p>
          </table:table-cell>
          <table:table-cell office:value-type="float" office:value="0.00533408498134769" calcext:value-type="float">
            <text:p>0.00533408498134769</text:p>
          </table:table-cell>
          <table:table-cell office:value-type="float" office:value="31" calcext:value-type="float">
            <text:p>31</text:p>
          </table:table-cell>
          <table:table-cell office:value-type="float" office:value="3.38723165923648" calcext:value-type="float">
            <text:p>3.38723165923648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ageNum</text:p>
          </table:table-cell>
          <table:table-cell office:value-type="float" office:value="0.00672876224280588" calcext:value-type="float">
            <text:p>0.00672876224280588</text:p>
          </table:table-cell>
          <table:table-cell office:value-type="float" office:value="25" calcext:value-type="float">
            <text:p>25</text:p>
          </table:table-cell>
          <table:table-cell office:value-type="float" office:value="2.45102000481541" calcext:value-type="float">
            <text:p>2.45102000481541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NC</text:p>
          </table:table-cell>
          <table:table-cell office:value-type="float" office:value="0.00550548746261362" calcext:value-type="float">
            <text:p>0.00550548746261362</text:p>
          </table:table-cell>
          <table:table-cell office:value-type="float" office:value="29" calcext:value-type="float">
            <text:p>29</text:p>
          </table:table-cell>
          <table:table-cell office:value-type="float" office:value="2.63225004979534" calcext:value-type="float">
            <text:p>2.63225004979534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V</text:p>
          </table:table-cell>
          <table:table-cell office:value-type="float" office:value="0.00403383377282052" calcext:value-type="float">
            <text:p>0.00403383377282052</text:p>
          </table:table-cell>
          <table:table-cell office:value-type="float" office:value="38" calcext:value-type="float">
            <text:p>38</text:p>
          </table:table-cell>
          <table:table-cell office:value-type="float" office:value="3.23554163678205" calcext:value-type="float">
            <text:p>3.23554163678205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DT</text:p>
          </table:table-cell>
          <table:table-cell office:value-type="float" office:value="0.00380114140676537" calcext:value-type="float">
            <text:p>0.00380114140676537</text:p>
          </table:table-cell>
          <table:table-cell office:value-type="float" office:value="45" calcext:value-type="float">
            <text:p>45</text:p>
          </table:table-cell>
          <table:table-cell office:value-type="float" office:value="3.8453026870076" calcext:value-type="float">
            <text:p>3.8453026870076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x</text:p>
          </table:table-cell>
          <table:table-cell office:value-type="float" office:value="0.00427286223466663" calcext:value-type="float">
            <text:p>0.00427286223466663</text:p>
          </table:table-cell>
          <table:table-cell office:value-type="float" office:value="34" calcext:value-type="float">
            <text:p>34</text:p>
          </table:table-cell>
          <table:table-cell office:value-type="float" office:value="2.14887467851779" calcext:value-type="float">
            <text:p>2.14887467851779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CU_Death</text:p>
          </table:table-cell>
          <table:table-cell office:value-type="float" office:value="0.00411156958584031" calcext:value-type="float">
            <text:p>0.00411156958584031</text:p>
          </table:table-cell>
          <table:table-cell office:value-type="float" office:value="36" calcext:value-type="float">
            <text:p>36</text:p>
          </table:table-cell>
          <table:table-cell office:value-type="float" office:value="2.28219982273474" calcext:value-type="float">
            <text:p>2.28219982273474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istologyNum</text:p>
          </table:table-cell>
          <table:table-cell office:value-type="float" office:value="0.00467125782080528" calcext:value-type="float">
            <text:p>0.00467125782080528</text:p>
          </table:table-cell>
          <table:table-cell office:value-type="float" office:value="33" calcext:value-type="float">
            <text:p>33</text:p>
          </table:table-cell>
          <table:table-cell office:value-type="float" office:value="2.01645534749376" calcext:value-type="float">
            <text:p>2.01645534749376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LT</text:p>
          </table:table-cell>
          <table:table-cell office:value-type="float" office:value="0.00494886818051721" calcext:value-type="float">
            <text:p>0.00494886818051721</text:p>
          </table:table-cell>
          <table:table-cell office:value-type="float" office:value="32" calcext:value-type="float">
            <text:p>32</text:p>
          </table:table-cell>
          <table:table-cell office:value-type="float" office:value="1.82544436808964" calcext:value-type="float">
            <text:p>1.82544436808964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mk_hx</text:p>
          </table:table-cell>
          <table:table-cell office:value-type="float" office:value="0.00394750122099121" calcext:value-type="float">
            <text:p>0.00394750122099121</text:p>
          </table:table-cell>
          <table:table-cell office:value-type="float" office:value="41" calcext:value-type="float">
            <text:p>41</text:p>
          </table:table-cell>
          <table:table-cell office:value-type="float" office:value="2.3129789780647" calcext:value-type="float">
            <text:p>2.3129789780647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V_days</text:p>
          </table:table-cell>
          <table:table-cell office:value-type="float" office:value="0.00401560897620167" calcext:value-type="float">
            <text:p>0.00401560897620167</text:p>
          </table:table-cell>
          <table:table-cell office:value-type="float" office:value="39" calcext:value-type="float">
            <text:p>39</text:p>
          </table:table-cell>
          <table:table-cell office:value-type="float" office:value="2.0997505932548" calcext:value-type="float">
            <text:p>2.0997505932548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ostICURT</text:p>
          </table:table-cell>
          <table:table-cell office:value-type="float" office:value="0.00404160088675146" calcext:value-type="float">
            <text:p>0.00404160088675146</text:p>
          </table:table-cell>
          <table:table-cell office:value-type="float" office:value="37" calcext:value-type="float">
            <text:p>37</text:p>
          </table:table-cell>
          <table:table-cell office:value-type="float" office:value="2.07576821447825" calcext:value-type="float">
            <text:p>2.07576821447825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CU_LOS</text:p>
          </table:table-cell>
          <table:table-cell office:value-type="float" office:value="0.00398136614005716" calcext:value-type="float">
            <text:p>0.00398136614005716</text:p>
          </table:table-cell>
          <table:table-cell office:value-type="float" office:value="40" calcext:value-type="float">
            <text:p>40</text:p>
          </table:table-cell>
          <table:table-cell office:value-type="float" office:value="2.08286965519284" calcext:value-type="float">
            <text:p>2.08286965519284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urgery</text:p>
          </table:table-cell>
          <table:table-cell office:value-type="float" office:value="0.00334083193038723" calcext:value-type="float">
            <text:p>0.00334083193038723</text:p>
          </table:table-cell>
          <table:table-cell office:value-type="float" office:value="47" calcext:value-type="float">
            <text:p>47</text:p>
          </table:table-cell>
          <table:table-cell office:value-type="float" office:value="2.55697017827334" calcext:value-type="float">
            <text:p>2.55697017827334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b</text:p>
          </table:table-cell>
          <table:table-cell office:value-type="float" office:value="0.00392597088185639" calcext:value-type="float">
            <text:p>0.00392597088185639</text:p>
          </table:table-cell>
          <table:table-cell office:value-type="float" office:value="42" calcext:value-type="float">
            <text:p>42</text:p>
          </table:table-cell>
          <table:table-cell office:value-type="float" office:value="2.08237121117903" calcext:value-type="float">
            <text:p>2.08237121117903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nderlying_CV</text:p>
          </table:table-cell>
          <table:table-cell office:value-type="float" office:value="0.002679586289219" calcext:value-type="float">
            <text:p>0.002679586289219</text:p>
          </table:table-cell>
          <table:table-cell office:value-type="float" office:value="50" calcext:value-type="float">
            <text:p>50</text:p>
          </table:table-cell>
          <table:table-cell office:value-type="float" office:value="2.57521200718033" calcext:value-type="float">
            <text:p>2.57521200718033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O2FiO2</text:p>
          </table:table-cell>
          <table:table-cell office:value-type="float" office:value="0.00388629350507561" calcext:value-type="float">
            <text:p>0.00388629350507561</text:p>
          </table:table-cell>
          <table:table-cell office:value-type="float" office:value="43" calcext:value-type="float">
            <text:p>43</text:p>
          </table:table-cell>
          <table:table-cell office:value-type="float" office:value="1.82210416674412" calcext:value-type="float">
            <text:p>1.82210416674412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BC</text:p>
          </table:table-cell>
          <table:table-cell office:value-type="float" office:value="0.00367939295206367" calcext:value-type="float">
            <text:p>0.00367939295206367</text:p>
          </table:table-cell>
          <table:table-cell office:value-type="float" office:value="46" calcext:value-type="float">
            <text:p>46</text:p>
          </table:table-cell>
          <table:table-cell office:value-type="float" office:value="2.0017845594055" calcext:value-type="float">
            <text:p>2.001784559405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ge</text:p>
          </table:table-cell>
          <table:table-cell office:value-type="float" office:value="0.0038519091426799" calcext:value-type="float">
            <text:p>0.0038519091426799</text:p>
          </table:table-cell>
          <table:table-cell office:value-type="float" office:value="44" calcext:value-type="float">
            <text:p>44</text:p>
          </table:table-cell>
          <table:table-cell office:value-type="float" office:value="1.75151926439505" calcext:value-type="float">
            <text:p>1.75151926439505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lbumin</text:p>
          </table:table-cell>
          <table:table-cell office:value-type="float" office:value="0.00304008645210781" calcext:value-type="float">
            <text:p>0.00304008645210781</text:p>
          </table:table-cell>
          <table:table-cell office:value-type="float" office:value="48" calcext:value-type="float">
            <text:p>48</text:p>
          </table:table-cell>
          <table:table-cell office:value-type="float" office:value="1.50675037354356" calcext:value-type="float">
            <text:p>1.50675037354356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ost_icu_survival</text:p>
          </table:table-cell>
          <table:table-cell office:value-type="float" office:value="0.00300165419200672" calcext:value-type="float">
            <text:p>0.00300165419200672</text:p>
          </table:table-cell>
          <table:table-cell office:value-type="float" office:value="49" calcext:value-type="float">
            <text:p>49</text:p>
          </table:table-cell>
          <table:table-cell office:value-type="float" office:value="1.56254096555019" calcext:value-type="float">
            <text:p>1.56254096555019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ther_malignancy</text:p>
          </table:table-cell>
          <table:table-cell office:value-type="float" office:value="0.00249611120319396" calcext:value-type="float">
            <text:p>0.00249611120319396</text:p>
          </table:table-cell>
          <table:table-cell office:value-type="float" office:value="51" calcext:value-type="float">
            <text:p>51</text:p>
          </table:table-cell>
          <table:table-cell office:value-type="float" office:value="1.57613993219067" calcext:value-type="float">
            <text:p>1.57613993219067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rev_rtx</text:p>
          </table:table-cell>
          <table:table-cell office:value-type="float" office:value="0.0024817625245011" calcext:value-type="float">
            <text:p>0.0024817625245011</text:p>
          </table:table-cell>
          <table:table-cell office:value-type="float" office:value="53" calcext:value-type="float">
            <text:p>53</text:p>
          </table:table-cell>
          <table:table-cell office:value-type="float" office:value="1.67042766471732" calcext:value-type="float">
            <text:p>1.6704276647173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ospital_death</text:p>
          </table:table-cell>
          <table:table-cell office:value-type="float" office:value="0.00249349571698021" calcext:value-type="float">
            <text:p>0.00249349571698021</text:p>
          </table:table-cell>
          <table:table-cell office:value-type="float" office:value="52" calcext:value-type="float">
            <text:p>52</text:p>
          </table:table-cell>
          <table:table-cell office:value-type="float" office:value="1.37687634697473" calcext:value-type="float">
            <text:p>1.37687634697473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re_PS</text:p>
          </table:table-cell>
          <table:table-cell office:value-type="float" office:value="0.00246499848003851" calcext:value-type="float">
            <text:p>0.00246499848003851</text:p>
          </table:table-cell>
          <table:table-cell office:value-type="float" office:value="54" calcext:value-type="float">
            <text:p>54</text:p>
          </table:table-cell>
          <table:table-cell office:value-type="float" office:value="1.43392932432168" calcext:value-type="float">
            <text:p>1.43392932432168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NR</text:p>
          </table:table-cell>
          <table:table-cell office:value-type="float" office:value="0.00234695221525011" calcext:value-type="float">
            <text:p>0.00234695221525011</text:p>
          </table:table-cell>
          <table:table-cell office:value-type="float" office:value="55" calcext:value-type="float">
            <text:p>55</text:p>
          </table:table-cell>
          <table:table-cell office:value-type="float" office:value="1.07555955964305" calcext:value-type="float">
            <text:p>1.07555955964305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ntensivist</text:p>
          </table:table-cell>
          <table:table-cell office:value-type="float" office:value="0.00230195507099608" calcext:value-type="float">
            <text:p>0.00230195507099608</text:p>
          </table:table-cell>
          <table:table-cell office:value-type="float" office:value="56" calcext:value-type="float">
            <text:p>56</text:p>
          </table:table-cell>
          <table:table-cell office:value-type="float" office:value="1.31033945768313" calcext:value-type="float">
            <text:p>1.31033945768313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ewlyDx</text:p>
          </table:table-cell>
          <table:table-cell office:value-type="float" office:value="0.00206975516000534" calcext:value-type="float">
            <text:p>0.00206975516000534</text:p>
          </table:table-cell>
          <table:table-cell office:value-type="float" office:value="58" calcext:value-type="float">
            <text:p>58</text:p>
          </table:table-cell>
          <table:table-cell office:value-type="float" office:value="1.02156718779188" calcext:value-type="float">
            <text:p>1.02156718779188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revCPR</text:p>
          </table:table-cell>
          <table:table-cell office:value-type="float" office:value="0.00158401294741187" calcext:value-type="float">
            <text:p>0.00158401294741187</text:p>
          </table:table-cell>
          <table:table-cell office:value-type="float" office:value="66" calcext:value-type="float">
            <text:p>66</text:p>
          </table:table-cell>
          <table:table-cell office:value-type="float" office:value="1.45550373927256" calcext:value-type="float">
            <text:p>1.45550373927256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erformance_ICU_DC</text:p>
          </table:table-cell>
          <table:table-cell office:value-type="float" office:value="0.00185611580199331" calcext:value-type="float">
            <text:p>0.00185611580199331</text:p>
          </table:table-cell>
          <table:table-cell office:value-type="float" office:value="61" calcext:value-type="float">
            <text:p>61</text:p>
          </table:table-cell>
          <table:table-cell office:value-type="float" office:value="0.968874266275769" calcext:value-type="float">
            <text:p>0.96887426627576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nemia</text:p>
          </table:table-cell>
          <table:table-cell office:value-type="float" office:value="0.00223118903799422" calcext:value-type="float">
            <text:p>0.00223118903799422</text:p>
          </table:table-cell>
          <table:table-cell office:value-type="float" office:value="57" calcext:value-type="float">
            <text:p>57</text:p>
          </table:table-cell>
          <table:table-cell office:value-type="float" office:value="0.810762010398708" calcext:value-type="float">
            <text:p>0.810762010398708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fractory</text:p>
          </table:table-cell>
          <table:table-cell office:value-type="float" office:value="0.00172169255812675" calcext:value-type="float">
            <text:p>0.00172169255812675</text:p>
          </table:table-cell>
          <table:table-cell office:value-type="float" office:value="64" calcext:value-type="float">
            <text:p>64</text:p>
          </table:table-cell>
          <table:table-cell office:value-type="float" office:value="0.960899077292211" calcext:value-type="float">
            <text:p>0.960899077292211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CC</text:p>
          </table:table-cell>
          <table:table-cell office:value-type="float" office:value="0.00204157630384129" calcext:value-type="float">
            <text:p>0.00204157630384129</text:p>
          </table:table-cell>
          <table:table-cell office:value-type="float" office:value="59" calcext:value-type="float">
            <text:p>59</text:p>
          </table:table-cell>
          <table:table-cell office:value-type="float" office:value="0.806091208965517" calcext:value-type="float">
            <text:p>0.806091208965517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ost_dc_days</text:p>
          </table:table-cell>
          <table:table-cell office:value-type="float" office:value="0.00179790248472791" calcext:value-type="float">
            <text:p>0.00179790248472791</text:p>
          </table:table-cell>
          <table:table-cell office:value-type="float" office:value="62" calcext:value-type="float">
            <text:p>62</text:p>
          </table:table-cell>
          <table:table-cell office:value-type="float" office:value="0.832406733277127" calcext:value-type="float">
            <text:p>0.832406733277127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oorPS</text:p>
          </table:table-cell>
          <table:table-cell office:value-type="float" office:value="0.00152427828548717" calcext:value-type="float">
            <text:p>0.00152427828548717</text:p>
          </table:table-cell>
          <table:table-cell office:value-type="float" office:value="68" calcext:value-type="float">
            <text:p>68</text:p>
          </table:table-cell>
          <table:table-cell office:value-type="float" office:value="0.978175546482165" calcext:value-type="float">
            <text:p>0.978175546482165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rdiovasc</text:p>
          </table:table-cell>
          <table:table-cell office:value-type="float" office:value="0.00185882086432294" calcext:value-type="float">
            <text:p>0.00185882086432294</text:p>
          </table:table-cell>
          <table:table-cell office:value-type="float" office:value="60" calcext:value-type="float">
            <text:p>60</text:p>
          </table:table-cell>
          <table:table-cell office:value-type="float" office:value="0.799198467530345" calcext:value-type="float">
            <text:p>0.799198467530345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ulmocomorbid</text:p>
          </table:table-cell>
          <table:table-cell office:value-type="float" office:value="0.00156442753051598" calcext:value-type="float">
            <text:p>0.00156442753051598</text:p>
          </table:table-cell>
          <table:table-cell office:value-type="float" office:value="67" calcext:value-type="float">
            <text:p>67</text:p>
          </table:table-cell>
          <table:table-cell office:value-type="float" office:value="0.92736770471398" calcext:value-type="float">
            <text:p>0.92736770471398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ostICUCtx</text:p>
          </table:table-cell>
          <table:table-cell office:value-type="float" office:value="0.00158526798821444" calcext:value-type="float">
            <text:p>0.00158526798821444</text:p>
          </table:table-cell>
          <table:table-cell office:value-type="float" office:value="65" calcext:value-type="float">
            <text:p>65</text:p>
          </table:table-cell>
          <table:table-cell office:value-type="float" office:value="0.824207725526287" calcext:value-type="float">
            <text:p>0.824207725526287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ost2011</text:p>
          </table:table-cell>
          <table:table-cell office:value-type="float" office:value="0.00174784661429468" calcext:value-type="float">
            <text:p>0.00174784661429468</text:p>
          </table:table-cell>
          <table:table-cell office:value-type="float" office:value="63" calcext:value-type="float">
            <text:p>63</text:p>
          </table:table-cell>
          <table:table-cell office:value-type="float" office:value="0.799722394178012" calcext:value-type="float">
            <text:p>0.799722394178012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D</text:p>
          </table:table-cell>
          <table:table-cell office:value-type="float" office:value="0.00109817868684266" calcext:value-type="float">
            <text:p>0.00109817868684266</text:p>
          </table:table-cell>
          <table:table-cell office:value-type="float" office:value="73" calcext:value-type="float">
            <text:p>73</text:p>
          </table:table-cell>
          <table:table-cell office:value-type="float" office:value="0.900203409726498" calcext:value-type="float">
            <text:p>0.900203409726498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NR_at_ICU</text:p>
          </table:table-cell>
          <table:table-cell office:value-type="float" office:value="0.00134926622583745" calcext:value-type="float">
            <text:p>0.00134926622583745</text:p>
          </table:table-cell>
          <table:table-cell office:value-type="float" office:value="70" calcext:value-type="float">
            <text:p>70</text:p>
          </table:table-cell>
          <table:table-cell office:value-type="float" office:value="0.734386682184325" calcext:value-type="float">
            <text:p>0.734386682184325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rev_wbrt</text:p>
          </table:table-cell>
          <table:table-cell office:value-type="float" office:value="0.00147964761856568" calcext:value-type="float">
            <text:p>0.00147964761856568</text:p>
          </table:table-cell>
          <table:table-cell office:value-type="float" office:value="69" calcext:value-type="float">
            <text:p>69</text:p>
          </table:table-cell>
          <table:table-cell office:value-type="float" office:value="0.668421129334163" calcext:value-type="float">
            <text:p>0.668421129334163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erformance_hospital_DC</text:p>
          </table:table-cell>
          <table:table-cell office:value-type="float" office:value="0.00119263537953145" calcext:value-type="float">
            <text:p>0.00119263537953145</text:p>
          </table:table-cell>
          <table:table-cell office:value-type="float" office:value="72" calcext:value-type="float">
            <text:p>72</text:p>
          </table:table-cell>
          <table:table-cell office:value-type="float" office:value="0.709938440126867" calcext:value-type="float">
            <text:p>0.709938440126867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nderlying_pulmo</text:p>
          </table:table-cell>
          <table:table-cell office:value-type="float" office:value="0.00119606871609312" calcext:value-type="float">
            <text:p>0.00119606871609312</text:p>
          </table:table-cell>
          <table:table-cell office:value-type="float" office:value="71" calcext:value-type="float">
            <text:p>71</text:p>
          </table:table-cell>
          <table:table-cell office:value-type="float" office:value="0.536788699006627" calcext:value-type="float">
            <text:p>0.536788699006627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ischargefromICU</text:p>
          </table:table-cell>
          <table:table-cell office:value-type="float" office:value="0.00105973588140633" calcext:value-type="float">
            <text:p>0.00105973588140633</text:p>
          </table:table-cell>
          <table:table-cell office:value-type="float" office:value="75" calcext:value-type="float">
            <text:p>75</text:p>
          </table:table-cell>
          <table:table-cell office:value-type="float" office:value="0.552476123889787" calcext:value-type="float">
            <text:p>0.552476123889787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ypoalbuminemia</text:p>
          </table:table-cell>
          <table:table-cell office:value-type="float" office:value="0.00107007020953711" calcext:value-type="float">
            <text:p>0.00107007020953711</text:p>
          </table:table-cell>
          <table:table-cell office:value-type="float" office:value="74" calcext:value-type="float">
            <text:p>74</text:p>
          </table:table-cell>
          <table:table-cell office:value-type="float" office:value="0.510245053871664" calcext:value-type="float">
            <text:p>0.510245053871664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CUreadmission</text:p>
          </table:table-cell>
          <table:table-cell office:value-type="float" office:value="0.000924854028438338" calcext:value-type="float">
            <text:p>0.000924854028438338</text:p>
          </table:table-cell>
          <table:table-cell office:value-type="float" office:value="76" calcext:value-type="float">
            <text:p>76</text:p>
          </table:table-cell>
          <table:table-cell office:value-type="float" office:value="0.453024624097505" calcext:value-type="float">
            <text:p>0.453024624097505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revICUadm</text:p>
          </table:table-cell>
          <table:table-cell office:value-type="float" office:value="0.000541528152905347" calcext:value-type="float">
            <text:p>0.000541528152905347</text:p>
          </table:table-cell>
          <table:table-cell office:value-type="float" office:value="79" calcext:value-type="float">
            <text:p>79</text:p>
          </table:table-cell>
          <table:table-cell office:value-type="float" office:value="0.517148869980359" calcext:value-type="float">
            <text:p>0.517148869980359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BRT</text:p>
          </table:table-cell>
          <table:table-cell office:value-type="float" office:value="0.000727958188421579" calcext:value-type="float">
            <text:p>0.000727958188421579</text:p>
          </table:table-cell>
          <table:table-cell office:value-type="float" office:value="77" calcext:value-type="float">
            <text:p>77</text:p>
          </table:table-cell>
          <table:table-cell office:value-type="float" office:value="0.391374644725113" calcext:value-type="float">
            <text:p>0.391374644725113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x_after_adm</text:p>
          </table:table-cell>
          <table:table-cell office:value-type="float" office:value="0.000570765615100474" calcext:value-type="float">
            <text:p>0.000570765615100474</text:p>
          </table:table-cell>
          <table:table-cell office:value-type="float" office:value="78" calcext:value-type="float">
            <text:p>78</text:p>
          </table:table-cell>
          <table:table-cell office:value-type="float" office:value="0.279798021665168" calcext:value-type="float">
            <text:p>0.279798021665168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nderlying_stroke</text:p>
          </table:table-cell>
          <table:table-cell office:value-type="float" office:value="0.000502015176304046" calcext:value-type="float">
            <text:p>0.000502015176304046</text:p>
          </table:table-cell>
          <table:table-cell office:value-type="float" office:value="80" calcext:value-type="float">
            <text:p>80</text:p>
          </table:table-cell>
          <table:table-cell office:value-type="float" office:value="0.371916801049693" calcext:value-type="float">
            <text:p>0.371916801049693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rev_gks</text:p>
          </table:table-cell>
          <table:table-cell office:value-type="float" office:value="0.000358558408058645" calcext:value-type="float">
            <text:p>0.000358558408058645</text:p>
          </table:table-cell>
          <table:table-cell office:value-type="float" office:value="81" calcext:value-type="float">
            <text:p>81</text:p>
          </table:table-cell>
          <table:table-cell office:value-type="float" office:value="0.322962085421597" calcext:value-type="float">
            <text:p>0.322962085421597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eurology</text:p>
          </table:table-cell>
          <table:table-cell office:value-type="float" office:value="0.000296493071497388" calcext:value-type="float">
            <text:p>0.000296493071497388</text:p>
          </table:table-cell>
          <table:table-cell office:value-type="float" office:value="82" calcext:value-type="float">
            <text:p>82</text:p>
          </table:table-cell>
          <table:table-cell office:value-type="float" office:value="0.254522639142486" calcext:value-type="float">
            <text:p>0.254522639142486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LD</text:p>
          </table:table-cell>
          <table:table-cell office:value-type="float" office:value="0.000197990347815357" calcext:value-type="float">
            <text:p>0.000197990347815357</text:p>
          </table:table-cell>
          <table:table-cell office:value-type="float" office:value="83" calcext:value-type="float">
            <text:p>83</text:p>
          </table:table-cell>
          <table:table-cell office:value-type="float" office:value="0.115530523451474" calcext:value-type="float">
            <text:p>0.115530523451474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RT</text:p>
          </table:table-cell>
          <table:table-cell office:value-type="float" office:value="0.00011189543392656" calcext:value-type="float">
            <text:p>0.00011189543392656</text:p>
          </table:table-cell>
          <table:table-cell office:value-type="float" office:value="85" calcext:value-type="float">
            <text:p>85</text:p>
          </table:table-cell>
          <table:table-cell office:value-type="float" office:value="0.209645428229959" calcext:value-type="float">
            <text:p>0.209645428229959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eostomy</text:p>
          </table:table-cell>
          <table:table-cell office:value-type="float" office:value="0.000191059589375168" calcext:value-type="float">
            <text:p>0.000191059589375168</text:p>
          </table:table-cell>
          <table:table-cell office:value-type="float" office:value="84" calcext:value-type="float">
            <text:p>84</text:p>
          </table:table-cell>
          <table:table-cell office:value-type="float" office:value="0.182633940326151" calcext:value-type="float">
            <text:p>0.182633940326151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ostICUCPR</text:p>
          </table:table-cell>
          <table:table-cell office:value-type="float" office:value="0.0000145181281340958" calcext:value-type="float">
            <text:p>1.45181281340958E-05</text:p>
          </table:table-cell>
          <table:table-cell office:value-type="float" office:value="87" calcext:value-type="float">
            <text:p>87</text:p>
          </table:table-cell>
          <table:table-cell office:value-type="float" office:value="0.0582007434641818" calcext:value-type="float">
            <text:p>0.0582007434641818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reICUDNR</text:p>
          </table:table-cell>
          <table:table-cell office:value-type="float" office:value="0.0000549014714350132" calcext:value-type="float">
            <text:p>5.49014714350132E-05</text:p>
          </table:table-cell>
          <table:table-cell office:value-type="float" office:value="86" calcext:value-type="float">
            <text:p>86</text:p>
          </table:table-cell>
          <table:table-cell office:value-type="float" office:value="0.0482531994839088" calcext:value-type="float">
            <text:p>0.0482531994839088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CMO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1" table:number-rows-repeated="104848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op10_last10" table:style-name="ta1">
        <office:forms form:automatic-focus="false" form:apply-design-mode="false"/>
        <table:table-column table:style-name="co7" table:number-columns-repeated="2" table:default-cell-style-name="Default"/>
        <table:table-column table:style-name="co7" table:default-cell-style-name="ce3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finalPos</text:p>
          </table:table-cell>
          <table:table-cell table:style-name="ce1" office:value-type="string" calcext:value-type="string">
            <text:p>features</text:p>
          </table:table-cell>
          <table:table-cell table:style-name="ce2" office:value-type="string" calcext:value-type="string">
            <text:p>MeanDecreaseAccuracy</text:p>
          </table:table-cell>
          <table:table-cell table:style-name="ce1" office:value-type="string" calcext:value-type="string">
            <text:p>meanDecreaseAccuracyPosition</text:p>
          </table:table-cell>
          <table:table-cell table:style-name="ce1" office:value-type="string" calcext:value-type="string">
            <text:p>MeanDecreaseGini</text:p>
          </table:table-cell>
          <table:table-cell table:style-name="ce1" office:value-type="string" calcext:value-type="string">
            <text:p>meanDecreaseGiniPos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FA_D1</text:p>
          </table:table-cell>
          <table:table-cell office:value-type="float" office:value="0.0302199802439194" calcext:value-type="float">
            <text:p>0.0302199802439194</text:p>
          </table:table-cell>
          <table:table-cell office:value-type="float" office:value="2" calcext:value-type="float">
            <text:p>2</text:p>
          </table:table-cell>
          <table:table-cell office:value-type="float" office:value="24.521924333239" calcext:value-type="float">
            <text:p>24.521924333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RT</text:p>
          </table:table-cell>
          <table:table-cell office:value-type="float" office:value="0.0282828425140394" calcext:value-type="float">
            <text:p>0.0282828425140394</text:p>
          </table:table-cell>
          <table:table-cell office:value-type="float" office:value="3" calcext:value-type="float">
            <text:p>3</text:p>
          </table:table-cell>
          <table:table-cell office:value-type="float" office:value="24.054862971609" calcext:value-type="float">
            <text:p>24.0548629716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neumonia</text:p>
          </table:table-cell>
          <table:table-cell office:value-type="float" office:value="0.03552681150244" calcext:value-type="float">
            <text:p>0.03552681150244</text:p>
          </table:table-cell>
          <table:table-cell office:value-type="float" office:value="1" calcext:value-type="float">
            <text:p>1</text:p>
          </table:table-cell>
          <table:table-cell office:value-type="float" office:value="19.2648550222536" calcext:value-type="float">
            <text:p>19.26485502225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T_percent</text:p>
          </table:table-cell>
          <table:table-cell office:value-type="float" office:value="0.0270745602907956" calcext:value-type="float">
            <text:p>0.0270745602907956</text:p>
          </table:table-cell>
          <table:table-cell office:value-type="float" office:value="4" calcext:value-type="float">
            <text:p>4</text:p>
          </table:table-cell>
          <table:table-cell office:value-type="float" office:value="20.0290198675582" calcext:value-type="float">
            <text:p>20.02901986755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derlying_DM</text:p>
          </table:table-cell>
          <table:table-cell office:value-type="float" office:value="0.0258231662631723" calcext:value-type="float">
            <text:p>0.0258231662631723</text:p>
          </table:table-cell>
          <table:table-cell office:value-type="float" office:value="5" calcext:value-type="float">
            <text:p>5</text:p>
          </table:table-cell>
          <table:table-cell office:value-type="float" office:value="20.1783569162032" calcext:value-type="float">
            <text:p>20.1783569162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teremia</text:p>
          </table:table-cell>
          <table:table-cell office:value-type="float" office:value="0.0190812621598009" calcext:value-type="float">
            <text:p>0.0190812621598009</text:p>
          </table:table-cell>
          <table:table-cell office:value-type="float" office:value="8" calcext:value-type="float">
            <text:p>8</text:p>
          </table:table-cell>
          <table:table-cell office:value-type="float" office:value="20.8364764617133" calcext:value-type="float">
            <text:p>20.83647646171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N</text:p>
          </table:table-cell>
          <table:table-cell office:value-type="float" office:value="0.0250439668285038" calcext:value-type="float">
            <text:p>0.0250439668285038</text:p>
          </table:table-cell>
          <table:table-cell office:value-type="float" office:value="6" calcext:value-type="float">
            <text:p>6</text:p>
          </table:table-cell>
          <table:table-cell office:value-type="float" office:value="17.2068972191179" calcext:value-type="float">
            <text:p>17.20689721911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asoactiveagent</text:p>
          </table:table-cell>
          <table:table-cell office:value-type="float" office:value="0.0224591167668687" calcext:value-type="float">
            <text:p>0.0224591167668687</text:p>
          </table:table-cell>
          <table:table-cell office:value-type="float" office:value="7" calcext:value-type="float">
            <text:p>7</text:p>
          </table:table-cell>
          <table:table-cell office:value-type="float" office:value="16.6643322726253" calcext:value-type="float">
            <text:p>16.66433227262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ACH_II</text:p>
          </table:table-cell>
          <table:table-cell office:value-type="float" office:value="0.0163605812607148" calcext:value-type="float">
            <text:p>0.0163605812607148</text:p>
          </table:table-cell>
          <table:table-cell office:value-type="float" office:value="9" calcext:value-type="float">
            <text:p>9</text:p>
          </table:table-cell>
          <table:table-cell office:value-type="float" office:value="13.2788673211518" calcext:value-type="float">
            <text:p>13.27886732115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KI</text:p>
          </table:table-cell>
          <table:table-cell office:value-type="float" office:value="0.0140840502139903" calcext:value-type="float">
            <text:p>0.0140840502139903</text:p>
          </table:table-cell>
          <table:table-cell office:value-type="float" office:value="10" calcext:value-type="float">
            <text:p>10</text:p>
          </table:table-cell>
          <table:table-cell office:value-type="float" office:value="6.92876855861341" calcext:value-type="float">
            <text:p>6.928768558613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6" table:style-name="ce7" office:value-type="string" calcext:value-type="string">
            <text:p>…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x_after_adm</text:p>
          </table:table-cell>
          <table:table-cell office:value-type="float" office:value="0.000570765615100474" calcext:value-type="float">
            <text:p>0.000570765615100474</text:p>
          </table:table-cell>
          <table:table-cell office:value-type="float" office:value="78" calcext:value-type="float">
            <text:p>78</text:p>
          </table:table-cell>
          <table:table-cell office:value-type="float" office:value="0.279798021665168" calcext:value-type="float">
            <text:p>0.27979802166516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nderlying_stroke</text:p>
          </table:table-cell>
          <table:table-cell office:value-type="float" office:value="0.000502015176304046" calcext:value-type="float">
            <text:p>0.000502015176304046</text:p>
          </table:table-cell>
          <table:table-cell office:value-type="float" office:value="80" calcext:value-type="float">
            <text:p>80</text:p>
          </table:table-cell>
          <table:table-cell office:value-type="float" office:value="0.371916801049693" calcext:value-type="float">
            <text:p>0.37191680104969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rev_gks</text:p>
          </table:table-cell>
          <table:table-cell office:value-type="float" office:value="0.000358558408058645" calcext:value-type="float">
            <text:p>0.000358558408058645</text:p>
          </table:table-cell>
          <table:table-cell office:value-type="float" office:value="81" calcext:value-type="float">
            <text:p>81</text:p>
          </table:table-cell>
          <table:table-cell office:value-type="float" office:value="0.322962085421597" calcext:value-type="float">
            <text:p>0.32296208542159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eurology</text:p>
          </table:table-cell>
          <table:table-cell office:value-type="float" office:value="0.000296493071497388" calcext:value-type="float">
            <text:p>0.000296493071497388</text:p>
          </table:table-cell>
          <table:table-cell office:value-type="float" office:value="82" calcext:value-type="float">
            <text:p>82</text:p>
          </table:table-cell>
          <table:table-cell office:value-type="float" office:value="0.254522639142486" calcext:value-type="float">
            <text:p>0.25452263914248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LD</text:p>
          </table:table-cell>
          <table:table-cell office:value-type="float" office:value="0.000197990347815357" calcext:value-type="float">
            <text:p>0.000197990347815357</text:p>
          </table:table-cell>
          <table:table-cell office:value-type="float" office:value="83" calcext:value-type="float">
            <text:p>83</text:p>
          </table:table-cell>
          <table:table-cell office:value-type="float" office:value="0.115530523451474" calcext:value-type="float">
            <text:p>0.11553052345147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RT</text:p>
          </table:table-cell>
          <table:table-cell office:value-type="float" office:value="0.00011189543392656" calcext:value-type="float">
            <text:p>0.00011189543392656</text:p>
          </table:table-cell>
          <table:table-cell office:value-type="float" office:value="85" calcext:value-type="float">
            <text:p>85</text:p>
          </table:table-cell>
          <table:table-cell office:value-type="float" office:value="0.209645428229959" calcext:value-type="float">
            <text:p>0.20964542822995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eostomy</text:p>
          </table:table-cell>
          <table:table-cell office:value-type="float" office:value="0.000191059589375168" calcext:value-type="float">
            <text:p>0.000191059589375168</text:p>
          </table:table-cell>
          <table:table-cell office:value-type="float" office:value="84" calcext:value-type="float">
            <text:p>84</text:p>
          </table:table-cell>
          <table:table-cell office:value-type="float" office:value="0.182633940326151" calcext:value-type="float">
            <text:p>0.1826339403261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ostICUCPR</text:p>
          </table:table-cell>
          <table:table-cell table:style-name="ce8" office:value-type="float" office:value="0.0000145181281340958" calcext:value-type="float">
            <text:p>0.00</text:p>
          </table:table-cell>
          <table:table-cell office:value-type="float" office:value="87" calcext:value-type="float">
            <text:p>87</text:p>
          </table:table-cell>
          <table:table-cell office:value-type="float" office:value="0.0582007434641818" calcext:value-type="float">
            <text:p>0.058200743464181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reICUDNR</text:p>
          </table:table-cell>
          <table:table-cell table:style-name="ce8" office:value-type="float" office:value="0.0000549014714350132" calcext:value-type="float">
            <text:p>0.00</text:p>
          </table:table-cell>
          <table:table-cell office:value-type="float" office:value="86" calcext:value-type="float">
            <text:p>86</text:p>
          </table:table-cell>
          <table:table-cell office:value-type="float" office:value="0.0482531994839088" calcext:value-type="float">
            <text:p>0.04825319948390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CMO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9T16:24:53.521579519</dc:date>
    <meta:editing-duration>PT19M29S</meta:editing-duration>
    <meta:editing-cycles>4</meta:editing-cycles>
    <meta:generator>LibreOffice/7.3.7.2$Linux_X86_64 LibreOffice_project/30$Build-2</meta:generator>
    <meta:document-statistic meta:table-count="2" meta:cell-count="666" meta:object-count="0"/>
  </office:meta>
</office:document-meta>
</file>